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534cm"/>
    </style:style>
    <style:style style:name="gr3" style:family="graphic" style:parent-style-name="standard">
      <style:graphic-properties svg:stroke-width="0.102cm" svg:stroke-color="#ff3333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svg:stroke-color="#000000" draw:fill="gradient" draw:fill-gradient-name="Tango_20_Red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width="0.102cm" svg:stroke-color="#00cc00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 style:parent-style-name="standard">
      <style:graphic-properties draw:stroke="none" svg:stroke-color="#000000" draw:fill="solid" draw:fill-color="#ffffff" draw:opacity="0%" fo:min-height="0cm" draw:shadow-opacity="0%"/>
    </style:style>
    <style:style style:name="gr7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000000" draw:fill="gradient" draw:fill-gradient-name="Tango_20_Yellow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000000" draw:fill="gradient" draw:fill-gradient-name="Tango_20_Green" draw:opacity="50%" draw:textarea-horizontal-align="justify" draw:textarea-vertical-align="middle" draw:auto-grow-height="false" draw:shadow-opacity="50%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67cm"/>
    </style:style>
    <style:style style:name="gr13" style:family="graphic" style:parent-style-name="standard">
      <style:graphic-properties draw:stroke="none" svg:stroke-color="#000000" draw:fill="none" draw:fill-color="#ffffff" fo:min-height="0.381cm"/>
    </style:style>
    <style:style style:name="gr14" style:family="graphic" style:parent-style-name="standard">
      <style:graphic-properties draw:stroke="none" svg:stroke-color="#000000" draw:fill="solid" draw:fill-color="#ffffff" fo:min-height="0.639cm"/>
    </style:style>
    <style:style style:name="gr15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color="#00cc00"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opacity="0%" fo:min-height="0.391cm" draw:shadow-opacity="0%"/>
    </style:style>
    <style:style style:name="gr18" style:family="graphic" style:parent-style-name="standard">
      <style:graphic-properties draw:stroke="none" svg:stroke-color="#000000" draw:fill="none" draw:fill-color="#ffffff" fo:min-height="0.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font-name="Ubuntu" fo:font-size="8pt" style:font-size-asian="8pt" style:font-size-complex="8pt"/>
    </style:style>
    <style:style style:name="P5" style:family="paragraph">
      <style:text-properties style:font-name="LM Roman 5"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text-position="sub 58%"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LM Roman 5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style:font-name="LM Roman 5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375cm" svg:height="0.762cm" svg:x="4.372cm" svg:y="8.697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375cm" svg:height="0.762cm" svg:x="4.372cm" svg:y="9.459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375cm" svg:height="0.762cm" svg:x="4.372cm" svg:y="10.221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375cm" svg:height="0.762cm" svg:x="4.372cm" svg:y="10.983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375cm" svg:height="0.762cm" svg:x="4.372cm" svg:y="11.745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375cm" svg:height="0.762cm" svg:x="4.372cm" svg:y="12.507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375cm" svg:height="0.762cm" svg:x="4.372cm" svg:y="13.269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3" draw:layer="layout" svg:width="5.492cm" svg:height="0.784cm" svg:x="3.794cm" svg:y="7.858cm">
          <draw:text-box>
            <text:p text:style-name="P1"><text:span text:style-name="T1">Word Embedding Matrix</text:span></text:p>
          </draw:text-box>
        </draw:frame>
        <draw:custom-shape draw:style-name="gr3" draw:text-style-name="P1" draw:layer="layout" svg:width="0.696cm" svg:height="2.286cm" svg:x="8.051cm" svg:y="8.6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5.334cm" svg:x="10.906cm" svg:y="6.842cm">
          <text:p text:style-name="P1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96cm" svg:height="3.79cm" svg:x="4.372cm" svg:y="10.27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1.217cm" svg:x="8.569cm" svg:y="10.652cm">
          <draw:text-box>
            <text:p text:style-name="P1"><text:span text:style-name="T5">n-gram 1D</text:span></text:p>
            <text:p text:style-name="P1"><text:span text:style-name="T5"><text:s/></text:span><text:span text:style-name="T5">Wide Convolutions</text:span></text:p>
          </draw:text-box>
        </draw:frame>
        <draw:custom-shape draw:style-name="gr4" draw:text-style-name="P3" draw:layer="layout" svg:width="0.762cm" svg:height="0.762cm" svg:x="25.892cm" svg:y="7.35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762cm" svg:height="0.762cm" svg:x="25.892cm" svg:y="10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0.762cm" svg:height="0.762cm" svg:x="25.892cm" svg:y="11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0.762cm" svg:x="25.892cm" svg:y="11.922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588cm" svg:height="0.784cm" svg:x="10.271cm" svg:y="6.058cm">
          <draw:text-box>
            <text:p text:style-name="P1"><text:span text:style-name="T1">Feature Maps</text:span></text:p>
          </draw:text-box>
        </draw:frame>
        <draw:frame draw:style-name="gr2" draw:text-style-name="P3" draw:layer="layout" svg:width="5.588cm" svg:height="0.784cm" svg:x="23.479cm" svg:y="6.534cm">
          <draw:text-box>
            <text:p text:style-name="P1"><text:span text:style-name="T1">Sentence Vector</text:span></text:p>
          </draw:text-box>
        </draw:frame>
        <draw:g>
          <draw:custom-shape draw:style-name="gr1" draw:text-style-name="P3" draw:layer="layout" svg:width="0.762cm" svg:height="4.064cm" svg:x="29.067cm" svg:y="9.183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0.762cm" svg:height="2.54cm" svg:x="32.369cm" svg:y="9.945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1" draw:layer="layout" svg:width="2.006cm" svg:height="1.002cm" svg:x="23.254cm" svg:y="15.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5.588cm" svg:height="0.784cm" svg:x="26.654cm" svg:y="8.366cm">
          <draw:text-box>
            <text:p text:style-name="P1"><text:span text:style-name="T1">Latent Vector</text:span></text:p>
          </draw:text-box>
        </draw:frame>
        <draw:line draw:style-name="gr11" draw:text-style-name="P1" draw:layer="layout" svg:x1="26.527cm" svg:y1="11.16cm" svg:x2="29.067cm" svg:y2="11.16cm">
          <text:p/>
        </draw:line>
        <draw:line draw:style-name="gr11" draw:text-style-name="P1" draw:layer="layout" svg:x1="29.829cm" svg:y1="11.16cm" svg:x2="32.369cm" svg:y2="11.16cm">
          <text:p/>
        </draw:line>
        <draw:frame draw:style-name="gr12" draw:text-style-name="P5" draw:layer="layout" svg:width="1.397cm" svg:height="0.917cm" svg:x="27.162cm" svg:y="11.033cm">
          <draw:text-box>
            <text:p><text:span text:style-name="T6">R</text:span><text:span text:style-name="T7">i</text:span></text:p>
          </draw:text-box>
        </draw:frame>
        <draw:line draw:style-name="gr11" draw:text-style-name="P1" draw:layer="layout" svg:x1="33.131cm" svg:y1="11.16cm" svg:x2="34.655cm" svg:y2="11.16cm">
          <text:p/>
        </draw:line>
        <draw:frame draw:style-name="gr12" draw:text-style-name="P5" draw:layer="layout" svg:width="1.397cm" svg:height="0.917cm" svg:x="30.363cm" svg:y="11.034cm">
          <draw:text-box>
            <text:p><text:span text:style-name="T6">R</text:span><text:span text:style-name="T7">h</text:span></text:p>
          </draw:text-box>
        </draw:frame>
        <draw:frame draw:style-name="gr12" draw:text-style-name="P5" draw:layer="layout" svg:width="1.397cm" svg:height="0.917cm" svg:x="33.164cm" svg:y="11.035cm">
          <draw:text-box>
            <text:p><text:span text:style-name="T6">R</text:span><text:span text:style-name="T7">o</text:span></text:p>
          </draw:text-box>
        </draw:frame>
        <draw:frame draw:style-name="gr13" draw:text-style-name="P6" draw:layer="layout" svg:width="2.667cm" svg:height="0.631cm" svg:x="26.527cm" svg:y="10.529cm">
          <draw:text-box>
            <text:p><text:span text:style-name="T5">Fully Connected</text:span></text:p>
          </draw:text-box>
        </draw:frame>
        <draw:frame draw:style-name="gr13" draw:text-style-name="P6" draw:layer="layout" svg:width="2.667cm" svg:height="0.631cm" svg:x="29.828cm" svg:y="10.53cm">
          <draw:text-box>
            <text:p><text:span text:style-name="T5">Fully Connected</text:span></text:p>
          </draw:text-box>
        </draw:frame>
        <draw:frame draw:style-name="gr2" draw:text-style-name="P3" draw:layer="layout" svg:width="5.588cm" svg:height="0.784cm" svg:x="29.956cm" svg:y="9.128cm">
          <draw:text-box>
            <text:p text:style-name="P1"><text:span text:style-name="T1">Output Vector</text:span></text:p>
          </draw:text-box>
        </draw:frame>
        <draw:frame draw:style-name="gr14" draw:text-style-name="P4" draw:layer="layout" svg:width="2.159cm" svg:height="0.895cm" svg:x="19.161cm" svg:y="10.773cm">
          <draw:text-box>
            <text:p text:style-name="P1"><text:span text:style-name="T5">K -Max</text:span></text:p>
            <text:p text:style-name="P1"><text:span text:style-name="T5">Pooling</text:span></text:p>
          </draw:text-box>
        </draw:frame>
        <draw:custom-shape draw:style-name="gr9" draw:text-style-name="P3" draw:layer="layout" svg:width="4.318cm" svg:height="6.985cm" svg:x="10.906cm" svg:y="10.144cm">
          <text:p text:style-name="P1"><text:span text:style-name="T1">F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8.112cm" svg:y1="8.62cm" svg:x2="14.589cm" svg:y2="7.731cm">
          <text:p/>
        </draw:line>
        <draw:line draw:style-name="gr15" draw:text-style-name="P1" draw:layer="layout" svg:x1="8.112cm" svg:y1="8.747cm" svg:x2="14.716cm" svg:y2="7.731cm">
          <text:p/>
        </draw:line>
        <draw:line draw:style-name="gr15" draw:text-style-name="P1" draw:layer="layout" svg:x1="8.112cm" svg:y1="10.906cm" svg:x2="14.716cm" svg:y2="7.731cm">
          <text:p/>
        </draw:line>
        <draw:line draw:style-name="gr15" draw:text-style-name="P1" draw:layer="layout" svg:x1="8.747cm" svg:y1="10.906cm" svg:x2="14.716cm" svg:y2="7.731cm">
          <text:p/>
        </draw:line>
        <draw:line draw:style-name="gr16" draw:text-style-name="P1" draw:layer="layout" svg:x1="4.302cm" svg:y1="10.271cm" svg:x2="11.414cm" svg:y2="15.732cm">
          <text:p/>
        </draw:line>
        <draw:line draw:style-name="gr16" draw:text-style-name="P1" draw:layer="layout" svg:x1="5.064cm" svg:y1="10.271cm" svg:x2="11.414cm" svg:y2="15.732cm">
          <text:p/>
        </draw:line>
        <draw:line draw:style-name="gr16" draw:text-style-name="P1" draw:layer="layout" svg:x1="4.302cm" svg:y1="14.081cm" svg:x2="11.414cm" svg:y2="15.732cm">
          <text:p/>
        </draw:line>
        <draw:line draw:style-name="gr16" draw:text-style-name="P1" draw:layer="layout" svg:x1="5.064cm" svg:y1="14.081cm" svg:x2="11.414cm" svg:y2="15.732cm">
          <text:p/>
        </draw:line>
        <draw:custom-shape draw:style-name="gr4" draw:text-style-name="P3" xml:id="id1" draw:id="id1" draw:layer="layout" svg:width="2.207cm" svg:height="1.905cm" svg:x="21.066cm" svg:y="9.001cm">
          <text:p text:style-name="P1"><text:span text:style-name="T1">P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" draw:id="id3" draw:layer="layout" svg:width="2.207cm" svg:height="1.905cm" svg:x="21.066cm" svg:y="11.795cm">
          <text:p text:style-name="P1"><text:span text:style-name="T1">P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5.224cm" svg:y1="13.573cm" svg:x2="17.129cm" svg:y2="13.573cm">
          <text:p/>
        </draw:line>
        <draw:line draw:style-name="gr11" draw:text-style-name="P1" draw:layer="layout" svg:x1="15.224cm" svg:y1="9.382cm" svg:x2="17.129cm" svg:y2="9.382cm">
          <text:p/>
        </draw:line>
        <draw:custom-shape draw:style-name="gr4" draw:text-style-name="P3" draw:layer="layout" svg:width="2.194cm" svg:height="5.334cm" svg:x="17.129cm" svg:y="6.842cm">
          <text:p text:style-name="P1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194cm" svg:height="6.985cm" svg:x="17.129cm" svg:y="10.144cm">
          <text:p text:style-name="P1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2.159cm" svg:height="0.641cm" svg:x="15.097cm" svg:y="10.906cm">
          <draw:text-box>
            <text:p text:style-name="P1"><text:span text:style-name="T5">Folding</text:span></text:p>
          </draw:text-box>
        </draw:frame>
        <draw:frame draw:style-name="gr18" draw:text-style-name="P3" draw:layer="layout" svg:width="3.364cm" svg:height="0.729cm" svg:x="20.496cm" svg:y="8.239cm">
          <draw:text-box>
            <text:p text:style-name="P1"><text:span text:style-name="T1">Pooled Matrix</text:span></text:p>
          </draw:text-box>
        </draw:frame>
        <draw:frame draw:style-name="gr2" draw:text-style-name="P3" draw:layer="layout" svg:width="4.064cm" svg:height="0.784cm" svg:x="16.24cm" svg:y="6.058cm">
          <draw:text-box>
            <text:p text:style-name="P1"><text:span text:style-name="T1">Folded Matrix</text:span></text:p>
          </draw:text-box>
        </draw:frame>
        <draw:line draw:style-name="gr11" draw:text-style-name="P1" draw:layer="layout" svg:x1="19.324cm" svg:y1="9.382cm" svg:x2="21.066cm" svg:y2="9.89cm">
          <text:p/>
        </draw:line>
        <draw:line draw:style-name="gr11" draw:text-style-name="P1" draw:layer="layout" svg:x1="19.324cm" svg:y1="13.573cm" svg:x2="21.066cm" svg:y2="12.684cm">
          <text:p/>
        </draw:line>
        <draw:custom-shape draw:style-name="gr4" draw:text-style-name="P3" draw:layer="layout" svg:width="0.762cm" svg:height="0.762cm" svg:x="25.893cm" svg:y="9.637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762cm" svg:height="0.762cm" svg:x="25.892cm" svg:y="8.874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0.762cm" svg:height="0.762cm" svg:x="25.892cm" svg:y="8.112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0.762cm" svg:x="25.892cm" svg:y="14.208cm"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0.762cm" svg:x="25.892cm" svg:y="12.6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" draw:id="id4" draw:layer="layout" svg:width="0.762cm" svg:height="0.762cm" svg:x="25.893cm" svg:y="13.4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2.159cm" svg:height="0.895cm" svg:x="23.479cm" svg:y="10.773cm">
          <draw:text-box>
            <text:p text:style-name="P1"><text:span text:style-name="T5">Vectorize</text:span></text:p>
            <text:p text:style-name="P1"><text:span text:style-name="T5">Concatenate</text:span></text:p>
          </draw:text-box>
        </draw:frame>
        <draw:connector draw:style-name="gr11" draw:text-style-name="P1" draw:layer="layout" draw:type="line" svg:x1="23.273cm" svg:y1="9.953cm" svg:x2="25.892cm" svg:y2="8.493cm" draw:start-shape="id1" draw:start-glue-point="1" draw:end-shape="id2" draw:end-glue-point="3" svg:d="M23273 9953l2619-1460" svg:viewBox="0 0 2620 1461">
          <text:p/>
        </draw:connector>
        <draw:connector draw:style-name="gr11" draw:text-style-name="P1" draw:layer="layout" draw:type="line" svg:x1="23.273cm" svg:y1="12.747cm" svg:x2="25.893cm" svg:y2="13.84cm" draw:start-shape="id3" draw:start-glue-point="1" draw:end-shape="id4" draw:end-glue-point="3" svg:d="M23273 12747l2620 1093" svg:viewBox="0 0 2621 10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8:44:11.071717781</meta:creation-date>
    <dc:date>2017-10-25T19:32:30.557427565</dc:date>
    <meta:editing-duration>PT11M38S</meta:editing-duration>
    <meta:editing-cycles>2</meta:editing-cycles>
    <meta:generator>LibreOffice/4.2.8.2$Linux_X86_64 LibreOffice_project/420m0$Build-2</meta:generator>
    <meta:document-statistic meta:object-count="63"/>
  </office:meta>
</office:document-meta>
</file>

<file path=Object 1/content.xml><?xml version="1.0" encoding="utf-8"?>
<math xmlns="http://www.w3.org/1998/Math/MathML" display="block"/>
</file>